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505cm"/>
    </style:style>
    <style:style style:name="Table1.B" style:family="table-column">
      <style:table-column-properties style:column-width="15.496cm"/>
    </style:style>
    <style:style style:name="Table1.A1" style:family="table-cell">
      <style:table-cell-properties style:vertical-align="middle" fo:padding="0cm" fo:border="none"/>
    </style:style>
    <style:style style:name="Table1.B1" style:family="table-cell">
      <style:table-cell-properties fo:padding="0.049cm" fo:border="none"/>
    </style:style>
    <style:style style:name="Table2" style:family="table">
      <style:table-properties style:width="17cm" table:align="left"/>
    </style:style>
    <style:style style:name="Table2.A" style:family="table-column">
      <style:table-column-properties style:column-width="1.505cm"/>
    </style:style>
    <style:style style:name="Table2.B" style:family="table-column">
      <style:table-column-properties style:column-width="15.496cm"/>
    </style:style>
    <style:style style:name="Table2.A1" style:family="table-cell">
      <style:table-cell-properties style:vertical-align="middle" fo:padding="0cm" fo:border="none"/>
    </style:style>
    <style:style style:name="Table2.B1" style:family="table-cell">
      <style:table-cell-properties fo:padding="0.049cm" fo:border="none"/>
    </style:style>
    <style:style style:name="P1" style:family="paragraph" style:parent-style-name="Table_20_Contents">
      <style:paragraph-properties style:line-height-at-least="0.446cm"/>
      <style:text-properties fo:color="#24292e" style:font-name="SFMono-Regular" fo:font-size="7.59999990463257pt"/>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style:line-height-at-least="0.446cm"/>
      <style:text-properties fo:color="#24292e" style:font-name="SFMono-Regular" fo:font-size="7.59999990463257pt" fo:language="en" fo:country="US" officeooo:paragraph-rsid="001a76a8"/>
    </style:style>
    <style:style style:name="P4" style:family="paragraph" style:parent-style-name="Table_20_Contents">
      <style:paragraph-properties style:line-height-at-least="0.446cm"/>
      <style:text-properties fo:color="#24292e" style:font-name="SFMono-Regular" fo:font-size="7.59999990463257pt" fo:language="en" fo:country="US" officeooo:paragraph-rsid="001b8681"/>
    </style:style>
    <style:style style:name="P5" style:family="paragraph" style:parent-style-name="Table_20_Contents">
      <style:paragraph-properties style:line-height-at-least="0.446cm"/>
      <style:text-properties fo:color="#24292e" style:font-name="SFMono-Regular" fo:font-size="7.59999990463257pt" fo:language="en" fo:country="US" officeooo:paragraph-rsid="001d2201"/>
    </style:style>
    <style:style style:name="P6" style:family="paragraph" style:parent-style-name="Table_20_Contents">
      <style:paragraph-properties style:line-height-at-least="0.446cm"/>
      <style:text-properties fo:color="#24292e" style:font-name="SFMono-Regular" fo:font-size="7.59999990463257pt" fo:language="en" fo:country="US" officeooo:paragraph-rsid="001d4631"/>
    </style:style>
    <style:style style:name="P7" style:family="paragraph" style:parent-style-name="Table_20_Contents">
      <style:text-properties fo:font-size="2pt" fo:language="en" fo:country="US" officeooo:paragraph-rsid="001a76a8" style:font-size-asian="2pt" style:font-size-complex="2pt"/>
    </style:style>
    <style:style style:name="P8" style:family="paragraph" style:parent-style-name="Standard">
      <style:text-properties officeooo:paragraph-rsid="001a76a8"/>
    </style:style>
    <style:style style:name="P9" style:family="paragraph" style:parent-style-name="Standard">
      <style:text-properties officeooo:paragraph-rsid="001d4631"/>
    </style:style>
    <style:style style:name="T1" style:family="text">
      <style:text-properties fo:color="#22863a"/>
    </style:style>
    <style:style style:name="T2" style:family="text">
      <style:text-properties fo:color="#032f62"/>
    </style:style>
    <style:style style:name="T3" style:family="text">
      <style:text-properties fo:color="#032f62" officeooo:rsid="001a76a8"/>
    </style:style>
    <style:style style:name="T4" style:family="text">
      <style:text-properties fo:color="#032f62" officeooo:rsid="001b72a4"/>
    </style:style>
    <style:style style:name="T5" style:family="text">
      <style:text-properties fo:color="#032f62" officeooo:rsid="001b8681"/>
    </style:style>
    <style:style style:name="T6" style:family="text">
      <style:text-properties fo:color="#032f62" officeooo:rsid="001d2201"/>
    </style:style>
    <style:style style:name="T7" style:family="text">
      <style:text-properties fo:color="#032f62" officeooo:rsid="001d46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text:bookmark text:name="LC16"/><text:span text:style-name="T1">vignette</text:span>:<text:bookmark text:name="L17"/></text:p>
          </table:table-cell>
          <table:table-cell table:style-name="Table1.B1" office:value-type="string">
            <text:p text:style-name="P2"/>
          </table:table-cell>
        </table:table-row>
        <table:table-row>
          <table:table-cell table:style-name="Table1.A1" office:value-type="string">
            <text:p text:style-name="P2"><text:bookmark text:name="LC17"/></text:p>
          </table:table-cell>
          <table:table-cell table:style-name="Table1.A1" office:value-type="string">
            <text:p text:style-name="P1"><text:span text:style-name="T1">a</text:span>:<text:bookmark text:name="L18"/></text:p>
          </table:table-cell>
        </table:table-row>
        <table:table-row>
          <table:table-cell table:style-name="Table1.A1" office:value-type="string">
            <text:p text:style-name="P2"><text:bookmark text:name="LC18"/></text:p>
          </table:table-cell>
          <table:table-cell table:style-name="Table1.A1" office:value-type="string">
            <text:p text:style-name="P1"><text:span text:style-name="T1">names</text:span>:<text:bookmark text:name="L19"/></text:p>
          </table:table-cell>
        </table:table-row>
        <table:table-row>
          <table:table-cell table:style-name="Table1.A1" office:value-type="string">
            <text:p text:style-name="P2"><text:bookmark text:name="LC19"/></text:p>
          </table:table-cell>
          <table:table-cell table:style-name="Table1.A1" office:value-type="string">
            <text:p text:style-name="P1">- <text:span text:style-name="T2">"Frau Becker"</text:span><text:bookmark text:name="L20"/></text:p>
          </table:table-cell>
        </table:table-row>
        <table:table-row>
          <table:table-cell table:style-name="Table1.A1" office:value-type="string">
            <text:p text:style-name="P2"><text:bookmark text:name="LC20"/></text:p>
          </table:table-cell>
          <table:table-cell table:style-name="Table1.A1" office:value-type="string">
            <text:p text:style-name="P1">- <text:span text:style-name="T2">"Frau Krüger"</text:span><text:bookmark text:name="L21"/></text:p>
          </table:table-cell>
        </table:table-row>
        <table:table-row>
          <table:table-cell table:style-name="Table1.A1" office:value-type="string">
            <text:p text:style-name="P2"><text:bookmark text:name="LC21"/></text:p>
          </table:table-cell>
          <table:table-cell table:style-name="Table1.A1" office:value-type="string">
            <text:p text:style-name="P1"><text:span text:style-name="T1">statement</text:span>: <text:span text:style-name="T2">"Frau Becker und Frau Krüger arbeiten seit kurzem für den Bonner Standort eines Immobilienmaklers. Sie wurden beide auf Grund ihrer eindrucksvollen Lebensläufe, die interessante Praktika im Ausland vorweisen, eingestellt. Ihre Aufgabe besteht darin, Wohnungen einer gerade gebauten Neubausiedlung zu verkaufen. Die Wohnungen sind modern und familienfreundlich gestaltet. Der Komplex liegt in einer verkehrsberuhigten Zone, ist öffentlich gut angebunden und in unmittelbarer Nähe liegen zwei Schulen, ein Kindergarten und ein Einkaufszentrum. "</text:span><text:bookmark text:name="L22"/></text:p>
          </table:table-cell>
        </table:table-row>
        <table:table-row>
          <table:table-cell table:style-name="Table1.A1" office:value-type="string">
            <text:p text:style-name="P2"><text:bookmark text:name="LC22"/></text:p>
          </table:table-cell>
          <table:table-cell table:style-name="Table1.A1" office:value-type="string">
            <text:p text:style-name="P1"><text:span text:style-name="T1">random</text:span>: <text:span text:style-name="T2">"Am Ende des Monats hat Frau Becker 6 Wohnungen und Frau Krüger 4 Wohnungen verkauft. Frau Krüger bekommt ihren monatlichen Lohn, Frau Becker bekommt zusätzlich zu ihrem monatlichen Lohn einen Bonus von 800 Euro ausgezahlt."</text:span><text:bookmark text:name="L23"/></text:p>
          </table:table-cell>
        </table:table-row>
        <table:table-row>
          <table:table-cell table:style-name="Table1.A1" office:value-type="string">
            <text:p text:style-name="P2"><text:bookmark text:name="LC23"/></text:p>
          </table:table-cell>
          <table:table-cell table:style-name="Table1.A1" office:value-type="string">
            <text:p text:style-name="P1"><text:span text:style-name="T1">zsg</text:span>: <text:span text:style-name="T2">"Frau Becker und Frau Krüger wissen, dass diejenige die es schafft in einem Monat am meisten Wohnungen zu verkaufen, eine Bonuszahlung von 800 Euro zusätzlich zum Gehalt erhält. Im letzten Monat hat Frau Becker 6 und Frau Krüger 4 Wohnungen verkauft, somit bekommt Frau Becker den Bonus von 800 Euro. "</text:span><text:bookmark text:name="L24"/></text:p>
          </table:table-cell>
        </table:table-row>
        <table:table-row>
          <table:table-cell table:style-name="Table1.A1" office:value-type="string">
            <text:p text:style-name="P2"><text:bookmark text:name="LC24"/></text:p>
          </table:table-cell>
          <table:table-cell table:style-name="Table1.A1" office:value-type="string">
            <text:p text:style-name="P1"><text:span text:style-name="T1">nzsg</text:span>: <text:span text:style-name="T2">"Frau Becker und Frau Krüger wissen, dass sie am Ende des Monats zusätzlich zum Gehalt ein Bonus von 800 Euro bekommen falls sie es schaffen 5 oder mehr Wohnungen zu verkaufen. Frau Becker verkauft 6 Wohnungen und Frau Krüger verkauft 4 Wohnungen. Nur Frau Becker erhält also den Bonus von 800 Euro."</text:span><text:bookmark text:name="L25"/></text:p>
          </table:table-cell>
        </table:table-row>
        <table:table-row>
          <table:table-cell table:style-name="Table1.A1" office:value-type="string">
            <text:p text:style-name="P2"><text:bookmark text:name="LC25"/></text:p>
          </table:table-cell>
          <table:table-cell table:style-name="Table1.A1" office:value-type="string">
            <text:p text:style-name="P1"><text:span text:style-name="T1">case_questions</text:span>:<text:bookmark text:name="L26"/></text:p>
          </table:table-cell>
        </table:table-row>
        <table:table-row>
          <table:table-cell table:style-name="Table1.A1" office:value-type="string">
            <text:p text:style-name="P2"><text:bookmark text:name="LC26"/></text:p>
          </table:table-cell>
          <table:table-cell table:style-name="Table1.A1" office:value-type="string">
            <text:p text:style-name="P1">- <text:span text:style-name="T2">"Wie gerecht finden Sie dies?"</text:span><text:bookmark text:name="L27"/></text:p>
          </table:table-cell>
        </table:table-row>
        <table:table-row>
          <table:table-cell table:style-name="Table1.A1" office:value-type="string">
            <text:p text:style-name="P2"><text:bookmark text:name="LC27"/></text:p>
          </table:table-cell>
          <table:table-cell table:style-name="Table1.A1" office:value-type="string">
            <text:p text:style-name="P1">- <text:span text:style-name="T2">"Würden Sie Frau Krüger etwas von Frau Beckers Bonus abgeben?"</text:span><text:bookmark text:name="L28"/></text:p>
          </table:table-cell>
        </table:table-row>
        <table:table-row>
          <table:table-cell table:style-name="Table1.A1" office:value-type="string">
            <text:p text:style-name="P2"><text:bookmark text:name="LC28"/></text:p>
          </table:table-cell>
          <table:table-cell table:style-name="Table1.A1" office:value-type="string">
            <text:p text:style-name="P1">- <text:span text:style-name="T2">"Falls ja, Wie würden Sie den Bonus von 800 Euro zwischen den beiden verteilen?"</text:span><text:bookmark text:name="L29"/></text:p>
          </table:table-cell>
        </table:table-row>
        <table:table-row>
          <table:table-cell table:style-name="Table1.A1" office:value-type="string">
            <text:p text:style-name="P2"><text:bookmark text:name="LC29"/></text:p>
          </table:table-cell>
          <table:table-cell table:style-name="Table1.A1" office:value-type="string">
            <text:p text:style-name="P1">- <text:span text:style-name="T2">"Wie würden Sie die 800 Euro verteilen, wenn Frau Becker 6 jedoch Frau Krüger nur 2 Wohnungen verkauft hätte?"</text:span><text:bookmark text:name="L30"/></text:p>
          </table:table-cell>
        </table:table-row>
        <table:table-row>
          <table:table-cell table:style-name="Table1.A1" office:value-type="string">
            <text:p text:style-name="P2"><text:bookmark text:name="LC30"/></text:p>
          </table:table-cell>
          <table:table-cell table:style-name="Table1.A1" office:value-type="string">
            <text:p text:style-name="P1"><text:span text:style-name="T1">b</text:span>:<text:bookmark text:name="L31"/></text:p>
          </table:table-cell>
        </table:table-row>
        <table:table-row>
          <table:table-cell table:style-name="Table1.A1" office:value-type="string">
            <text:p text:style-name="P2"><text:bookmark text:name="LC31"/></text:p>
          </table:table-cell>
          <table:table-cell table:style-name="Table1.A1" office:value-type="string">
            <text:p text:style-name="P1"><text:span text:style-name="T1">names</text:span>:<text:bookmark text:name="L32"/></text:p>
          </table:table-cell>
        </table:table-row>
        <table:table-row>
          <table:table-cell table:style-name="Table1.A1" office:value-type="string">
            <text:p text:style-name="P2"><text:bookmark text:name="LC32"/></text:p>
          </table:table-cell>
          <table:table-cell table:style-name="Table1.A1" office:value-type="string">
            <text:p text:style-name="P1">- <text:span text:style-name="T2">"Herr Zimmermann"</text:span><text:bookmark text:name="L33"/></text:p>
          </table:table-cell>
        </table:table-row>
        <table:table-row>
          <table:table-cell table:style-name="Table1.A1" office:value-type="string">
            <text:p text:style-name="P2"><text:bookmark text:name="LC33"/></text:p>
          </table:table-cell>
          <table:table-cell table:style-name="Table1.A1" office:value-type="string">
            <text:p text:style-name="P1">- <text:span text:style-name="T2">"Herr Hoffmann"</text:span><text:bookmark text:name="L34"/></text:p>
          </table:table-cell>
        </table:table-row>
        <table:table-row>
          <table:table-cell table:style-name="Table1.A1" office:value-type="string">
            <text:p text:style-name="P2"><text:bookmark text:name="LC34"/></text:p>
          </table:table-cell>
          <table:table-cell table:style-name="Table1.A1" office:value-type="string">
            <text:p text:style-name="P1"><text:span text:style-name="T1">statement</text:span>: <text:span text:style-name="T2">"Herr Zimmermann und Herr Hoffmann arbeiten für einen Delikatessladen in Hamburg. Üblicherweise sind sie für die Organisation und Durchführung des Catering verantwortlich. Diese Woche müssen sie aufwendige Geschenkboxen zusammenstellen, die neben einer Auswahl der erstklassigen hauseigenen Produkte auch internationale Spezialitäten, Wein und Pralinen enthalten. Es sollen personalisierte, mit Sorgfalt gepackte Geschenke für die Stammkunden des Ladens entstehen, welche die Qualität des Geschäftes widerspiegeln."</text:span><text:bookmark text:name="L35"/></text:p>
          </table:table-cell>
        </table:table-row>
        <table:table-row>
          <table:table-cell table:style-name="Table1.A1" office:value-type="string">
            <text:p text:style-name="P2"><text:bookmark text:name="LC35"/></text:p>
          </table:table-cell>
          <table:table-cell table:style-name="Table1.A1" office:value-type="string">
            <text:p text:style-name="P1"><text:span text:style-name="T1">random</text:span>: <text:span text:style-name="T2">"Herr Zimmermann hat 142 Geschenkboxen zusammengestellt, Herr Hoffmann 105. Am Ende der Woche bekommt Herr Zimmermann zusätzlich zu seinem normalen Gehalt eine Bonuszahlung von 50 Euro."</text:span><text:bookmark text:name="L36"/></text:p>
          </table:table-cell>
        </table:table-row>
        <table:table-row>
          <table:table-cell table:style-name="Table1.A1" office:value-type="string">
            <text:p text:style-name="P2"><text:bookmark text:name="LC36"/></text:p>
          </table:table-cell>
          <table:table-cell table:style-name="Table1.A1" office:value-type="string">
            <text:p text:style-name="P1"><text:span text:style-name="T1">zsg</text:span>: <text:span text:style-name="T2">"Herr Zimmermann und Herr Hoffmann wissen, dass derjenige von ihnen, der es schafft die meisten Boxen zusammenzustellen 50 Euro zusätzlich zu dem normalen Gehalt erhält. Herr Zimmermann stellt 142 Geschenkboxen zusammen, Herr Hoffmann 105. Also bekommt Herr Zimmermann die Bonuszahlung von 50 Euro."</text:span><text:bookmark text:name="L37"/></text:p>
          </table:table-cell>
        </table:table-row>
        <table:table-row>
          <table:table-cell table:style-name="Table1.A1" office:value-type="string">
            <text:p text:style-name="P2"><text:bookmark text:name="LC37"/></text:p>
          </table:table-cell>
          <table:table-cell table:style-name="Table1.A1" office:value-type="string">
            <text:p text:style-name="P1"><text:span text:style-name="T1">nzsg</text:span>: <text:span text:style-name="T2">"Herr Zimmermann und Herr Hoffmann wissen, dass sie zusätzlich zu ihrem Gehalt 50 Euro bekommen falls sie es schaffen 130 oder mehr Boxen zusammenzustellen. Herr Zimmermann stellt 142 Geschenkboxen zusammen, Herr Hoffmann 105. Daher erhält nur Herr Zimmermann die 50 Euro Bonusleistung."</text:span><text:bookmark text:name="L38"/></text:p>
          </table:table-cell>
        </table:table-row>
        <table:table-row>
          <table:table-cell table:style-name="Table1.A1" office:value-type="string">
            <text:p text:style-name="P2"><text:bookmark text:name="LC38"/></text:p>
          </table:table-cell>
          <table:table-cell table:style-name="Table1.A1" office:value-type="string">
            <text:p text:style-name="P1"><text:span text:style-name="T1">case_questions</text:span>:<text:bookmark text:name="L39"/></text:p>
          </table:table-cell>
        </table:table-row>
        <table:table-row>
          <table:table-cell table:style-name="Table1.A1" office:value-type="string">
            <text:p text:style-name="P2"><text:bookmark text:name="LC39"/></text:p>
          </table:table-cell>
          <table:table-cell table:style-name="Table1.A1" office:value-type="string">
            <text:p text:style-name="P1">- <text:span text:style-name="T2">"Wie gerecht finden Sie dies?"</text:span><text:bookmark text:name="L40"/></text:p>
          </table:table-cell>
        </table:table-row>
        <table:table-row>
          <table:table-cell table:style-name="Table1.A1" office:value-type="string">
            <text:p text:style-name="P2"><text:bookmark text:name="LC40"/></text:p>
          </table:table-cell>
          <table:table-cell table:style-name="Table1.A1" office:value-type="string">
            <text:p text:style-name="P1">- <text:span text:style-name="T2">"Würden Sie Herrn Hoffmann etwas von Herrn Zimmermann Bonus abgeben?"</text:span><text:bookmark text:name="L41"/></text:p>
          </table:table-cell>
        </table:table-row>
        <table:table-row>
          <table:table-cell table:style-name="Table1.A1" office:value-type="string">
            <text:p text:style-name="P2"><text:bookmark text:name="LC41"/></text:p>
          </table:table-cell>
          <table:table-cell table:style-name="Table1.A1" office:value-type="string">
            <text:p text:style-name="P1">- <text:span text:style-name="T2">"Falls ja, Wie würden Sie den Bonus von 50 Euro zwischen den beiden verteilen?"</text:span><text:bookmark text:name="L42"/></text:p>
          </table:table-cell>
        </table:table-row>
        <table:table-row>
          <table:table-cell table:style-name="Table1.A1" office:value-type="string">
            <text:p text:style-name="P2"><text:bookmark text:name="LC42"/></text:p>
          </table:table-cell>
          <table:table-cell table:style-name="Table1.A1" office:value-type="string">
            <text:p text:style-name="P1">- <text:span text:style-name="T2">"Wie würden Sie die 50 Euro verteilen, wenn Herr Zimmermann 142 jedoch Herr Hoffmann nur 91 Geschenkboxen zusammengestellt hätte?"</text:span><text:bookmark text:name="L43"/></text:p>
          </table:table-cell>
        </table:table-row>
        <text:soft-page-break/>
        <table:table-row>
          <table:table-cell table:style-name="Table1.A1" office:value-type="string">
            <text:p text:style-name="P2"><text:bookmark text:name="LC43"/></text:p>
          </table:table-cell>
          <table:table-cell table:style-name="Table1.A1" office:value-type="string">
            <text:p text:style-name="P1"><text:span text:style-name="T1">c</text:span>:<text:bookmark text:name="L44"/></text:p>
          </table:table-cell>
        </table:table-row>
        <table:table-row>
          <table:table-cell table:style-name="Table1.A1" office:value-type="string">
            <text:p text:style-name="P2"><text:bookmark text:name="LC44"/></text:p>
          </table:table-cell>
          <table:table-cell table:style-name="Table1.A1" office:value-type="string">
            <text:p text:style-name="P1"><text:span text:style-name="T1">names</text:span>:<text:bookmark text:name="L45"/></text:p>
          </table:table-cell>
        </table:table-row>
        <table:table-row>
          <table:table-cell table:style-name="Table1.A1" office:value-type="string">
            <text:p text:style-name="P2"><text:bookmark text:name="LC45"/></text:p>
          </table:table-cell>
          <table:table-cell table:style-name="Table1.A1" office:value-type="string">
            <text:p text:style-name="P1">- <text:span text:style-name="T2">"Herr Keller"</text:span><text:bookmark text:name="L46"/></text:p>
          </table:table-cell>
        </table:table-row>
        <table:table-row>
          <table:table-cell table:style-name="Table1.A1" office:value-type="string">
            <text:p text:style-name="P2"><text:bookmark text:name="LC46"/></text:p>
          </table:table-cell>
          <table:table-cell table:style-name="Table1.A1" office:value-type="string">
            <text:p text:style-name="P1">- <text:span text:style-name="T2">"Herr Meyer"</text:span><text:bookmark text:name="L47"/></text:p>
          </table:table-cell>
        </table:table-row>
        <table:table-row>
          <table:table-cell table:style-name="Table1.A1" office:value-type="string">
            <text:p text:style-name="P2"><text:bookmark text:name="LC47"/></text:p>
          </table:table-cell>
          <table:table-cell table:style-name="Table1.A1" office:value-type="string">
            <text:p text:style-name="P1"><text:span text:style-name="T1">statement</text:span>: <text:span text:style-name="T2">"Herr Keller und Herr Meyer sind Studierende und arbeiten in den Semesterferien als Fahrradkuriere für ein neu gegründetes Berliner Start-Up, welches mit vielen Restaurants zusammenarbeitet. Beide sind begeisterte und sportliche Fahrradfahrer, die sich lieber sportlich betätigen als am Schreibtisch zu sitzen. Mit diesem Job nutzen sie die Gelegenheit in ihren Ferien Geld zu verdienen und gleichzeitig frische Luft und Bewegung zu bekommen."</text:span><text:bookmark text:name="L48"/></text:p>
          </table:table-cell>
        </table:table-row>
        <table:table-row>
          <table:table-cell table:style-name="Table1.A1" office:value-type="string">
            <text:p text:style-name="P2"><text:bookmark text:name="LC48"/></text:p>
          </table:table-cell>
          <table:table-cell table:style-name="Table1.A1" office:value-type="string">
            <text:p text:style-name="P1"><text:span text:style-name="T1">random</text:span>: <text:span text:style-name="T2">"An diesem Tag hat Herr Keller 13 und Herr Meyer 17 Bestellungen ausgeliefert. Am Ende des Tages bekommt Herr Keller seinen Tageslohn, Herr Meyer bekommt zusätzlich zu seinem Tageslohn 20 Euro dazu."</text:span><text:bookmark text:name="L49"/></text:p>
          </table:table-cell>
        </table:table-row>
        <table:table-row>
          <table:table-cell table:style-name="Table1.A1" office:value-type="string">
            <text:p text:style-name="P2"><text:bookmark text:name="LC49"/></text:p>
          </table:table-cell>
          <table:table-cell table:style-name="Table1.A1" office:value-type="string">
            <text:p text:style-name="P1"><text:span text:style-name="T1">zsg</text:span>: <text:span text:style-name="T2">"Herr Keller und Herr Meyer wissen, dass derjenige von ihnen, der es schafft an einem Tag die meisten Bestellungen auszuliefern 20 Euro zusätzlich erhält. Herr Keller liefert 13 Bestellungen aus und Herr Meyer 17. Somit bekommt Herr Meyer die zusätzlichen 20 Euro."</text:span><text:bookmark text:name="L50"/></text:p>
          </table:table-cell>
        </table:table-row>
        <table:table-row>
          <table:table-cell table:style-name="Table1.A1" office:value-type="string">
            <text:p text:style-name="P2"><text:bookmark text:name="LC50"/></text:p>
          </table:table-cell>
          <table:table-cell table:style-name="Table1.A1" office:value-type="string">
            <text:p text:style-name="P1"><text:span text:style-name="T1">nzsg</text:span>: <text:span text:style-name="T2">"Herr Keller und Herr Meyer wissen, dass sie am Ende eines Arbeitstages zusätzlich zu ihrem Gehalt 20 Euro bekommen, falls sie es schaffen, 15 oder mehr Bestellungen auszutragen. Herr Keller trägt an diesem Tag 13 Bestellungen aus, Herr Meyer hingegen 17. Somit erhält nur Herr Meyer die 20 Euro zusätzlich."</text:span><text:bookmark text:name="L51"/></text:p>
          </table:table-cell>
        </table:table-row>
        <table:table-row>
          <table:table-cell table:style-name="Table1.A1" office:value-type="string">
            <text:p text:style-name="P2"><text:bookmark text:name="LC51"/></text:p>
          </table:table-cell>
          <table:table-cell table:style-name="Table1.A1" office:value-type="string">
            <text:p text:style-name="P1"><text:span text:style-name="T1">case_questions</text:span>:<text:bookmark text:name="L52"/></text:p>
          </table:table-cell>
        </table:table-row>
        <table:table-row>
          <table:table-cell table:style-name="Table1.A1" office:value-type="string">
            <text:p text:style-name="P2"><text:bookmark text:name="LC52"/></text:p>
          </table:table-cell>
          <table:table-cell table:style-name="Table1.A1" office:value-type="string">
            <text:p text:style-name="P1">- <text:span text:style-name="T2">"Wie gerecht finden Sie dies?"</text:span><text:bookmark text:name="L53"/></text:p>
          </table:table-cell>
        </table:table-row>
        <table:table-row>
          <table:table-cell table:style-name="Table1.A1" office:value-type="string">
            <text:p text:style-name="P2"><text:bookmark text:name="LC53"/></text:p>
          </table:table-cell>
          <table:table-cell table:style-name="Table1.A1" office:value-type="string">
            <text:p text:style-name="P1">- <text:span text:style-name="T2">"Würden Sie Herrn Keller etwas von Herrn Meyers Bonus abgeben?"</text:span><text:bookmark text:name="L54"/></text:p>
          </table:table-cell>
        </table:table-row>
        <table:table-row>
          <table:table-cell table:style-name="Table1.A1" office:value-type="string">
            <text:p text:style-name="P2"><text:bookmark text:name="LC54"/></text:p>
          </table:table-cell>
          <table:table-cell table:style-name="Table1.A1" office:value-type="string">
            <text:p text:style-name="P1">- <text:span text:style-name="T2">"Falls ja, Wie würden Sie den Bonus von 20 Euro zwischen den beiden verteilen?"</text:span><text:bookmark text:name="L55"/></text:p>
          </table:table-cell>
        </table:table-row>
        <table:table-row>
          <table:table-cell table:style-name="Table1.A1" office:value-type="string">
            <text:p text:style-name="P2"><text:bookmark text:name="LC55"/></text:p>
          </table:table-cell>
          <table:table-cell table:style-name="Table1.A1" office:value-type="string">
            <text:p text:style-name="P1">- <text:span text:style-name="T2">"Wie würden Sie die 20 Euro verteilen, wenn Herr Keller 13 jedoch Herr Meyer 22 Bestellungen ausgeliefert hätte?"</text:span></text:p>
          </table:table-cell>
        </table:table-row>
      </table:table>
      <text:p text:style-name="Standard"/>
      <text:p text:style-name="Standard"/>
      <text:p text:style-name="P8"/>
      <table:table table:name="Table2" table:style-name="Table2">
        <table:table-column table:style-name="Table2.A"/>
        <table:table-column table:style-name="Table2.B"/>
        <table:table-row>
          <table:table-cell table:style-name="Table2.A1" office:value-type="string">
            <text:p text:style-name="P3"><text:span text:style-name="T1">vignette</text:span>:<text:bookmark text:name="L1780"/></text:p>
          </table:table-cell>
          <table:table-cell table:style-name="Table2.B1" office:value-type="string">
            <text:p text:style-name="P7"/>
          </table:table-cell>
        </table:table-row>
        <table:table-row>
          <table:table-cell table:style-name="Table2.A1" office:value-type="string">
            <text:p text:style-name="P7"/>
          </table:table-cell>
          <table:table-cell table:style-name="Table2.A1" office:value-type="string">
            <text:p text:style-name="P3"><text:span text:style-name="T1">a</text:span>:<text:bookmark text:name="L1881"/></text:p>
          </table:table-cell>
        </table:table-row>
        <table:table-row>
          <table:table-cell table:style-name="Table2.A1" office:value-type="string">
            <text:p text:style-name="P7"/>
          </table:table-cell>
          <table:table-cell table:style-name="Table2.A1" office:value-type="string">
            <text:p text:style-name="P3"><text:span text:style-name="T1">names</text:span>:<text:bookmark text:name="L1982"/></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3">Mrs.</text:span><text:span text:style-name="T2"> Becker"</text:span><text:bookmark text:name="L2083"/></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3">Mrs.</text:span><text:span text:style-name="T2"> Krüger"</text:span><text:bookmark text:name="L2184"/></text:p>
          </table:table-cell>
        </table:table-row>
        <table:table-row>
          <table:table-cell table:style-name="Table2.A1" office:value-type="string">
            <text:p text:style-name="P7"/>
          </table:table-cell>
          <table:table-cell table:style-name="Table2.A1" office:value-type="string">
            <text:p text:style-name="P3"><text:span text:style-name="T1">statement</text:span>: <text:span text:style-name="T2">"</text:span><text:span text:style-name="T3">Mrs. Becker and Mrs. Krüger work only recently in the Bonn Branch of a real estate office. They were both hired on the basis of their impressive life careers, including interesting internships abroad. Their task consists in selling apartments of a recently built new housing estate. The apartments are modern and family friendly constructed.</text:span><text:span text:style-name="T2"> </text:span><text:span text:style-name="T3">The complex is situated in a limited traffic zone, there is a good public transport connection and in direct proximity there are two schools, a kindergarten and a shopping center.</text:span><text:span text:style-name="T2">"</text:span><text:bookmark text:name="L2285"/></text:p>
          </table:table-cell>
        </table:table-row>
        <table:table-row>
          <table:table-cell table:style-name="Table2.A1" office:value-type="string">
            <text:p text:style-name="P7"/>
          </table:table-cell>
          <table:table-cell table:style-name="Table2.A1" office:value-type="string">
            <text:p text:style-name="P3"><text:span text:style-name="T1">random</text:span>: <text:span text:style-name="T2">"</text:span><text:span text:style-name="T3">At the end of the Month Mrs. Becker sold 6 and Mrs. Krüger 4 apartments. Mrs. Krüger receives her monthly wage, Mrs. Becker receives a Bonus of 800 Euro additional to her monthly wage.”</text:span><text:bookmark text:name="L2386"/></text:p>
          </table:table-cell>
        </table:table-row>
        <table:table-row>
          <table:table-cell table:style-name="Table2.A1" office:value-type="string">
            <text:p text:style-name="P7"/>
          </table:table-cell>
          <table:table-cell table:style-name="Table2.A1" office:value-type="string">
            <text:p text:style-name="P3"><text:span text:style-name="T1">zsg</text:span>: <text:span text:style-name="T2">"</text:span><text:span text:style-name="T3">Mrs.</text:span><text:span text:style-name="T2"> Becker und </text:span><text:span text:style-name="T4">Mrs.</text:span><text:span text:style-name="T2"> Krüger </text:span><text:span text:style-name="T4">know, that </text:span><text:span text:style-name="T5">the one amongst them who managed to sell most apartments during the month will receive a bonus payment of 800 Euro additional to the monthly wage. During the month Mrs. Becker sold 6 and Mrs. Krüger 4 apartments, so Mrs. Becker receives the bonus of 800 Euro.</text:span><text:span text:style-name="T2">"</text:span><text:bookmark text:name="L2487"/></text:p>
          </table:table-cell>
        </table:table-row>
        <table:table-row>
          <table:table-cell table:style-name="Table2.A1" office:value-type="string">
            <text:p text:style-name="P7"/>
          </table:table-cell>
          <table:table-cell table:style-name="Table2.A1" office:value-type="string">
            <text:p text:style-name="P4"><text:span text:style-name="T1">nzsg</text:span>: <text:span text:style-name="T2">"</text:span><text:span text:style-name="T5">Mrs. Becker and Mrs. Krüger know that they can receive a bonus payment of 800 Euro on top of their monthly wage if they manage to sell 5 or more apartments. During the month Mrs. Becker sold 6 and Mrs. Krüger 4 apartments, so only Mrs. Becker receives the bonus of 800 Euro.</text:span><text:span text:style-name="T2">"</text:span><text:bookmark text:name="L2588"/></text:p>
          </table:table-cell>
        </table:table-row>
        <table:table-row>
          <table:table-cell table:style-name="Table2.A1" office:value-type="string">
            <text:p text:style-name="P7"/>
          </table:table-cell>
          <table:table-cell table:style-name="Table2.A1" office:value-type="string">
            <text:p text:style-name="P3"><text:span text:style-name="T1">case_questions</text:span>:<text:bookmark text:name="L2689"/></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How fair do you find this</text:span><text:span text:style-name="T2">?"</text:span><text:bookmark text:name="L2790"/></text:p>
          </table:table-cell>
        </table:table-row>
        <table:table-row>
          <table:table-cell table:style-name="Table2.A1" office:value-type="string">
            <text:p text:style-name="P7"/>
          </table:table-cell>
          <table:table-cell table:style-name="Table2.A1" office:value-type="string">
            <text:p text:style-name="P3">- <text:span text:style-name="T2">"W</text:span><text:span text:style-name="T5">ould you give Mrs. Krüger a part of Mrs. Becker</text:span><text:span text:style-name="T7">'</text:span><text:span text:style-name="T5">s bonus?</text:span><text:span text:style-name="T2">"</text:span><text:bookmark text:name="L2891"/></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If so, how would you divide the bonus of 800 Euro between them?</text:span><text:span text:style-name="T2">"</text:span><text:bookmark text:name="L2992"/></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How would you divide the 800 Euro, if Mrs. Becker sold 6 but Mrs. Krüger only 2 apartments?</text:span><text:span text:style-name="T2">"</text:span><text:bookmark text:name="L3093"/></text:p>
          </table:table-cell>
        </table:table-row>
        <table:table-row>
          <table:table-cell table:style-name="Table2.A1" office:value-type="string">
            <text:p text:style-name="P7"/>
          </table:table-cell>
          <table:table-cell table:style-name="Table2.A1" office:value-type="string">
            <text:p text:style-name="P3"><text:span text:style-name="T1">b</text:span>:<text:bookmark text:name="L3194"/></text:p>
          </table:table-cell>
        </table:table-row>
        <table:table-row>
          <table:table-cell table:style-name="Table2.A1" office:value-type="string">
            <text:p text:style-name="P7"/>
          </table:table-cell>
          <table:table-cell table:style-name="Table2.A1" office:value-type="string">
            <text:p text:style-name="P3"><text:span text:style-name="T1">names</text:span>:<text:bookmark text:name="L3295"/></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Mr.</text:span><text:span text:style-name="T2"> Zimmermann"</text:span><text:bookmark text:name="L3396"/></text:p>
          </table:table-cell>
        </table:table-row>
        <text:soft-page-break/>
        <table:table-row>
          <table:table-cell table:style-name="Table2.A1" office:value-type="string">
            <text:p text:style-name="P7"/>
          </table:table-cell>
          <table:table-cell table:style-name="Table2.A1" office:value-type="string">
            <text:p text:style-name="P3">- <text:span text:style-name="T2">"</text:span><text:span text:style-name="T5">Mr.</text:span><text:span text:style-name="T2"> Hoffmann"</text:span><text:bookmark text:name="L3497"/></text:p>
          </table:table-cell>
        </table:table-row>
        <table:table-row>
          <table:table-cell table:style-name="Table2.A1" office:value-type="string">
            <text:p text:style-name="P7"/>
          </table:table-cell>
          <table:table-cell table:style-name="Table2.A1" office:value-type="string">
            <text:p text:style-name="P3"><text:span text:style-name="T1">statement</text:span>: <text:span text:style-name="T2">"</text:span><text:span text:style-name="T6">Mr.</text:span><text:span text:style-name="T2"> Zimmermann und </text:span><text:span text:style-name="T6">Mr.</text:span><text:span text:style-name="T2"> Hoffmann </text:span><text:span text:style-name="T6">work for a delicatessen in Hamburg. Usually they are responsible for the organization and implementation of the catering. This week they have to arrange elaborate present boxes that contain apart from a selection of first-class in-house products international specialities, wine and pralines. They shall be personalized, carefully packed presents for the regular customers, that reflect the quality of the delicatessen.</text:span><text:span text:style-name="T2">"</text:span><text:bookmark text:name="L3598"/></text:p>
          </table:table-cell>
        </table:table-row>
        <table:table-row>
          <table:table-cell table:style-name="Table2.A1" office:value-type="string">
            <text:p text:style-name="P7"/>
          </table:table-cell>
          <table:table-cell table:style-name="Table2.A1" office:value-type="string">
            <text:p text:style-name="P3"><text:span text:style-name="T1">random</text:span>: <text:span text:style-name="T2">"</text:span><text:span text:style-name="T6">Mr.</text:span><text:span text:style-name="T2"> Zimmermann </text:span><text:span text:style-name="T6">put together 142 present boxes, Mr. Hoffmann 105. At the end of the week Mr. Zimmermann receives a bonus payment of 50 Euro additional to his regular payment.</text:span><text:span text:style-name="T2">"</text:span><text:bookmark text:name="L3699"/></text:p>
          </table:table-cell>
        </table:table-row>
        <table:table-row>
          <table:table-cell table:style-name="Table2.A1" office:value-type="string">
            <text:p text:style-name="P7"/>
          </table:table-cell>
          <table:table-cell table:style-name="Table2.A1" office:value-type="string">
            <text:p text:style-name="P5"><text:span text:style-name="T1">zsg</text:span>: <text:span text:style-name="T2">"</text:span><text:span text:style-name="T6">Mr.</text:span><text:span text:style-name="T2"> Zimmermann </text:span><text:span text:style-name="T6">and Mr.</text:span><text:span text:style-name="T2"> Hoffmann </text:span><text:span text:style-name="T6">know that </text:span><text:span text:style-name="T5">the one amongst them who managed to </text:span><text:span text:style-name="T6">put together</text:span><text:span text:style-name="T5"> most </text:span><text:span text:style-name="T6">boxes</text:span><text:span text:style-name="T5"> will receive a bonus payment of </text:span><text:span text:style-name="T6">50</text:span><text:span text:style-name="T5"> Euro additional to the</text:span><text:span text:style-name="T6">ir</text:span><text:span text:style-name="T5"> </text:span><text:span text:style-name="T6">usual</text:span><text:span text:style-name="T5"> wage. </text:span><text:span text:style-name="T6">Mr. Zimmermann put together 142 present boxes, Mr. Hoffmann 105. So Mr. Zimmermann receives the additional payment of 50 Euro.</text:span><text:span text:style-name="T2">"</text:span><text:bookmark text:name="L37100"/></text:p>
          </table:table-cell>
        </table:table-row>
        <table:table-row>
          <table:table-cell table:style-name="Table2.A1" office:value-type="string">
            <text:p text:style-name="P7"/>
          </table:table-cell>
          <table:table-cell table:style-name="Table2.A1" office:value-type="string">
            <text:p text:style-name="P5"><text:span text:style-name="T1">nzsg</text:span>: <text:span text:style-name="T2">"</text:span><text:span text:style-name="T6">Mr.</text:span><text:span text:style-name="T2"> Zimmermann und </text:span><text:span text:style-name="T6">Mr. </text:span><text:span text:style-name="T2">Hoffmann </text:span><text:span text:style-name="T6">know</text:span><text:span text:style-name="T2">, </text:span><text:span text:style-name="T6">that they will receive an additional 50 Euro if they manage to put together 130 or more boxes. Mr. Zimmermann put together 142 present boxes, Mr. Hoffmann 105. So only Mr. Zimmermann receives the additional payment of 50 Euro</text:span><text:span text:style-name="T2">."</text:span><text:bookmark text:name="L38101"/></text:p>
          </table:table-cell>
        </table:table-row>
        <table:table-row>
          <table:table-cell table:style-name="Table2.A1" office:value-type="string">
            <text:p text:style-name="P7"/>
          </table:table-cell>
          <table:table-cell table:style-name="Table2.A1" office:value-type="string">
            <text:p text:style-name="P3"><text:span text:style-name="T1">case_questions</text:span>:<text:bookmark text:name="L39102"/></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How fair do you find this</text:span><text:span text:style-name="T2">?"</text:span><text:bookmark text:name="L2790122"/></text:p>
          </table:table-cell>
        </table:table-row>
        <table:table-row>
          <table:table-cell table:style-name="Table2.A1" office:value-type="string">
            <text:p text:style-name="P7"/>
          </table:table-cell>
          <table:table-cell table:style-name="Table2.A1" office:value-type="string">
            <text:p text:style-name="P3">- <text:span text:style-name="T2">"W</text:span><text:span text:style-name="T5">ould you give Mr. </text:span><text:span text:style-name="T6">Hofmann</text:span><text:span text:style-name="T5"> a part of Mr. </text:span><text:span text:style-name="T6">Zimmermann's</text:span><text:span text:style-name="T5"> bonus?</text:span><text:span text:style-name="T2">"</text:span><text:bookmark text:name="L2891122"/></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If so, how would you divide the bonus of </text:span><text:span text:style-name="T7">50</text:span><text:span text:style-name="T5"> Euro between them?</text:span><text:span text:style-name="T2">"</text:span><text:bookmark text:name="L2992118"/></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How would you divide the </text:span><text:span text:style-name="T7">50</text:span><text:span text:style-name="T5"> Euro, if Mr. </text:span><text:span text:style-name="T6">Zimmermann</text:span><text:span text:style-name="T5"> </text:span><text:span text:style-name="T7">put together</text:span><text:span text:style-name="T5"> </text:span><text:span text:style-name="T6">142</text:span><text:span text:style-name="T5"> but Mr. </text:span><text:span text:style-name="T6">Hoffmann</text:span><text:span text:style-name="T5"> only </text:span><text:span text:style-name="T7">91</text:span><text:span text:style-name="T5"> </text:span><text:span text:style-name="T7">boxes</text:span><text:span text:style-name="T2">"</text:span><text:bookmark text:name="L3093118"/></text:p>
          </table:table-cell>
        </table:table-row>
        <table:table-row>
          <table:table-cell table:style-name="Table2.A1" office:value-type="string">
            <text:p text:style-name="P7"/>
          </table:table-cell>
          <table:table-cell table:style-name="Table2.A1" office:value-type="string">
            <text:p text:style-name="P3"><text:span text:style-name="T1">c</text:span>:<text:bookmark text:name="L44107"/></text:p>
          </table:table-cell>
        </table:table-row>
        <table:table-row>
          <table:table-cell table:style-name="Table2.A1" office:value-type="string">
            <text:p text:style-name="P7"/>
          </table:table-cell>
          <table:table-cell table:style-name="Table2.A1" office:value-type="string">
            <text:p text:style-name="P3"><text:span text:style-name="T1">names</text:span>:<text:bookmark text:name="L45108"/></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7">Mr.</text:span><text:span text:style-name="T2"> Keller"</text:span><text:bookmark text:name="L46109"/></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7">Mr.</text:span><text:span text:style-name="T2"> Meyer"</text:span><text:bookmark text:name="L47110"/></text:p>
          </table:table-cell>
        </table:table-row>
        <table:table-row>
          <table:table-cell table:style-name="Table2.A1" office:value-type="string">
            <text:p text:style-name="P7"/>
          </table:table-cell>
          <table:table-cell table:style-name="Table2.A1" office:value-type="string">
            <text:p text:style-name="P3"><text:span text:style-name="T1">statement</text:span>: <text:span text:style-name="T2">"</text:span><text:span text:style-name="T7">Mr.</text:span><text:span text:style-name="T2"> Keller und </text:span><text:span text:style-name="T7">Mr.</text:span><text:span text:style-name="T2"> Meyer </text:span><text:span text:style-name="T7">are students and work as bicycle courier for a newly established Berlin start-up during their semester break. The start-up works together with a variety of restaurants. Both Mr. Keller and Mr. Meyer are enthusiastic and sporty bikers, that prefer to do sports as sitting at a desk. With this job they use the opportunity to gain some money during their vacation while getting fresh air and movement at the same time.</text:span><text:span text:style-name="T2">"</text:span><text:bookmark text:name="L48111"/></text:p>
          </table:table-cell>
        </table:table-row>
        <table:table-row>
          <table:table-cell table:style-name="Table2.A1" office:value-type="string">
            <text:p text:style-name="P7"/>
          </table:table-cell>
          <table:table-cell table:style-name="Table2.A1" office:value-type="string">
            <text:p text:style-name="P3"><text:span text:style-name="T1">random</text:span>: <text:span text:style-name="T2">"</text:span><text:span text:style-name="T7">That day Mr. Keller delivered 13 and Mr. Meyer 17 orders. At the end of the day Mr. Keller receives his daily wage and Mr. Meyer receives an additional 20 Euro on top of his daily wage.</text:span><text:span text:style-name="T2">"</text:span><text:bookmark text:name="L49112"/></text:p>
          </table:table-cell>
        </table:table-row>
        <table:table-row>
          <table:table-cell table:style-name="Table2.A1" office:value-type="string">
            <text:p text:style-name="P7"/>
          </table:table-cell>
          <table:table-cell table:style-name="Table2.A1" office:value-type="string">
            <text:p text:style-name="P6"><text:span text:style-name="T1">zsg</text:span>: <text:span text:style-name="T2">"</text:span><text:span text:style-name="T7">Mr. Keller and Mr. Meyer know that </text:span><text:span text:style-name="T5">the one amongst them who managed </text:span><text:span text:style-name="T7">deliver</text:span><text:span text:style-name="T5"> most </text:span><text:span text:style-name="T7">orders</text:span><text:span text:style-name="T5"> will receive </text:span><text:span text:style-name="T7">20</text:span><text:span text:style-name="T5"> Euro additional to the</text:span><text:span text:style-name="T6">ir</text:span><text:span text:style-name="T5"> </text:span><text:span text:style-name="T6">usual</text:span><text:span text:style-name="T5"> wage. </text:span><text:span text:style-name="T7">Mr. Keller delivered 13 orders and Mr. Meyer 17, so Mr. Meyer receives the additional 20 Euro.”</text:span><text:bookmark text:name="L50113"/></text:p>
          </table:table-cell>
        </table:table-row>
        <table:table-row>
          <table:table-cell table:style-name="Table2.A1" office:value-type="string">
            <text:p text:style-name="P7"/>
          </table:table-cell>
          <table:table-cell table:style-name="Table2.A1" office:value-type="string">
            <text:p text:style-name="P6"><text:span text:style-name="T1">nzsg</text:span>: <text:span text:style-name="T2">"</text:span><text:span text:style-name="T7">Mr.</text:span><text:span text:style-name="T2"> Keller und </text:span><text:span text:style-name="T7">Mr.</text:span><text:span text:style-name="T2"> Meyer </text:span><text:span text:style-name="T7">know</text:span><text:span text:style-name="T2">, </text:span><text:span text:style-name="T7">that at the end of their working day they can receive 20 Euros additional to their regular wage if they manage to deliver 15 or more orders. That day Mr. Keller delivered 13 orders and Mr. Meyer 17, so only Mr. Meyer receives the additional 20 Euro.</text:span><text:span text:style-name="T2"> </text:span><text:bookmark text:name="L51114"/></text:p>
          </table:table-cell>
        </table:table-row>
        <table:table-row>
          <table:table-cell table:style-name="Table2.A1" office:value-type="string">
            <text:p text:style-name="P7"/>
          </table:table-cell>
          <table:table-cell table:style-name="Table2.A1" office:value-type="string">
            <text:p text:style-name="P3"><text:span text:style-name="T1">case_questions</text:span>:<text:bookmark text:name="L52115"/></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How fair do you find this</text:span><text:span text:style-name="T2">?"</text:span><text:bookmark text:name="L2790122122"/></text:p>
          </table:table-cell>
        </table:table-row>
        <table:table-row>
          <table:table-cell table:style-name="Table2.A1" office:value-type="string">
            <text:p text:style-name="P7"/>
          </table:table-cell>
          <table:table-cell table:style-name="Table2.A1" office:value-type="string">
            <text:p text:style-name="P3">- <text:span text:style-name="T2">"W</text:span><text:span text:style-name="T5">ould you give Mr. </text:span><text:span text:style-name="T7">Keller</text:span><text:span text:style-name="T5"> a part of Mr. </text:span><text:span text:style-name="T7">Meyer</text:span><text:span text:style-name="T6">'s</text:span><text:span text:style-name="T5"> bonus?</text:span><text:span text:style-name="T2">"</text:span><text:bookmark text:name="L2891122122"/></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If so, how would you divide the bonus of </text:span><text:span text:style-name="T7">20</text:span><text:span text:style-name="T5"> Euro between them?</text:span><text:span text:style-name="T2">"</text:span><text:bookmark text:name="L2992118118"/></text:p>
          </table:table-cell>
        </table:table-row>
        <table:table-row>
          <table:table-cell table:style-name="Table2.A1" office:value-type="string">
            <text:p text:style-name="P7"/>
          </table:table-cell>
          <table:table-cell table:style-name="Table2.A1" office:value-type="string">
            <text:p text:style-name="P3">- <text:span text:style-name="T2">"</text:span><text:span text:style-name="T5">How would you divide the </text:span><text:span text:style-name="T7">2</text:span><text:span text:style-name="T5">0 Euro, if Mr. </text:span><text:span text:style-name="T7">Mr. Meyer delivered 17 but Mr. Keller only 13 orders?</text:span><text:span text:style-name="T2">"</text:span><text:bookmark text:name="L3093118119"/></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5:10:26.330722758</meta:creation-date>
    <meta:print-date>2019-11-26T15:11:00.300505862</meta:print-date>
    <dc:date>2019-12-02T15:06:58.627204926</dc:date>
    <meta:editing-duration>PT57M10S</meta:editing-duration>
    <meta:editing-cycles>4</meta:editing-cycles>
    <meta:generator>LibreOffice/4.4.7.2$MacOSX_X86_64 LibreOffice_project/f3153a8b245191196a4b6b9abd1d0da16eead600</meta:generator>
    <meta:document-statistic meta:table-count="2" meta:image-count="0" meta:object-count="0" meta:page-count="3" meta:paragraph-count="80" meta:word-count="1586" meta:character-count="9690" meta:non-whitespace-character-count="8183"/>
  </office:meta>
</office:document-meta>
</file>